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8">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style>
    <style:style style:name="P20" style:family="paragraph" style:parent-style-name="Text_20_body" style:list-style-name="L10">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Architecture Document: Placement Predictor Web Application</text:span></text:h>
      <text:h text:style-name="Heading_20_3" text:outline-level="3"><text:span text:style-name="Strong_20_Emphasis">1. Introduction</text:span></text:h>
      <text:p text:style-name="Text_20_body">The Placement Predictor is a web application designed to predict placement outcomes for students based on their academic and personal details. This document provides an overview of the architecture of the Placement Predictor, detailing its components, data flow, and deployment setup.</text:p>
      <text:h text:style-name="Heading_20_3" text:outline-level="3"><text:span text:style-name="Strong_20_Emphasis">2. System Overview</text:span></text:h>
      <text:p text:style-name="Text_20_body">The Placement Predictor application provides a user-friendly interface for submitting student data and receiving placement predictions from multiple machine learning models. The application is built using Flask for the backend and utilizes pre-trained models for prediction. The frontend consists of a modern HTML/CSS interface.</text:p>
      <text:h text:style-name="Heading_20_3" text:outline-level="3"><text:span text:style-name="Strong_20_Emphasis">3. Architecture Diagram</text:span></text:h>
      <text:p text:style-name="Text_20_body">Below is a high-level architecture diagram of the Placement Predictor web application:</text:p>
      <text:p text:style-name="Standard">+--------------------+ <text:s text:c="5"/>+--------------------+ <text:s text:c="5"/>+--------------------+</text:p>
      <text:p text:style-name="Standard">| <text:s text:c="19"/>| <text:s text:c="5"/>| <text:s text:c="19"/>| <text:s text:c="5"/>| <text:s text:c="19"/>|</text:p>
      <text:p text:style-name="Standard">| <text:s text:c="2"/>User Interface <text:s text:c="2"/>| ---&gt; | <text:s text:c="4"/>Flask Backend <text:s/>| ---&gt; | <text:s text:c="4"/>Machine Learning|</text:p>
      <text:p text:style-name="Standard">| <text:s text:c="3"/>(HTML/CSS/JS) <text:s text:c="3"/>| <text:s text:c="5"/>| <text:s text:c="4"/>(app.py) <text:s text:c="6"/>| <text:s text:c="5"/>| <text:s text:c="4"/>Models <text:s text:c="9"/>|</text:p>
      <text:p text:style-name="Standard">| <text:s text:c="19"/>| <text:s text:c="5"/>| <text:s text:c="19"/>| <text:s text:c="5"/>| <text:s/>(random_forest_model.pkl) |</text:p>
      <text:p text:style-name="Standard">+--------------------+ <text:s text:c="5"/>+--------------------+ <text:s text:c="5"/>| <text:s/>(svm_model.pkl) <text:s text:c="2"/>|</text:p>
      <text:p text:style-name="Standard"><text:s text:c="24"/>| <text:s text:c="19"/>| <text:s text:c="5"/>| <text:s/>(logistic_regression_model.pkl)|</text:p>
      <text:p text:style-name="Standard"><text:s text:c="24"/>+--------------------+ <text:s text:c="5"/>+--------------------+</text:p>
      <text:p text:style-name="Standard"><text:s text:c="39"/>|</text:p>
      <text:p text:style-name="Standard"><text:s text:c="39"/>|</text:p>
      <text:p text:style-name="Standard"><text:s text:c="39"/>v</text:p>
      <text:p text:style-name="Standard"><text:s text:c="27"/>+--------------------+</text:p>
      <text:p text:style-name="Standard"><text:s text:c="27"/>| <text:s text:c="3"/>Data Storage <text:s text:c="3"/>|</text:p>
      <text:p text:style-name="Standard"><text:s text:c="27"/>| <text:s text:c="2"/>(Optional) <text:s text:c="6"/>|</text:p>
      <text:p text:style-name="Standard"><text:s text:c="27"/>+--------------------+</text:p>
      <text:h text:style-name="Heading_20_3" text:outline-level="3"><text:span text:style-name="Strong_20_Emphasis">4. Components</text:span></text:h>
      <text:p text:style-name="Text_20_body"><text:span text:style-name="Strong_20_Emphasis">4.1. User Interface</text:span></text:p>
      <text:list xml:id="list3061390615" text:style-name="L1">
        <text:list-item>
          <text:p text:style-name="P11"><text:span text:style-name="Strong_20_Emphasis">Description:</text:span> The frontend of the application where users input their data and receive predictions.</text:p>
        </text:list-item>
        <text:list-item>
          <text:p text:style-name="P11"><text:span text:style-name="Strong_20_Emphasis">Technologies:</text:span> HTML, CSS, JavaScript</text:p>
        </text:list-item>
        <text:list-item>
          <text:p text:style-name="P11"><text:span text:style-name="Strong_20_Emphasis">Responsibilities:</text:span></text:p>
          <text:list>
            <text:list-item>
              <text:p text:style-name="P11">Collect user inputs through forms.</text:p>
            </text:list-item>
            <text:list-item>
              <text:p text:style-name="P11">Display prediction results.</text:p>
            </text:list-item>
            <text:list-item>
              <text:p text:style-name="P1">Handle form submission and interaction with the backend using JavaScript.</text:p>
            </text:list-item>
          </text:list>
        </text:list-item>
      </text:list>
      <text:p text:style-name="Text_20_body"><text:span text:style-name="Strong_20_Emphasis">4.2. Flask Backend</text:span></text:p>
      <text:list xml:id="list1526005694" text:style-name="L2">
        <text:list-item>
          <text:p text:style-name="P12"><text:span text:style-name="Strong_20_Emphasis">Description:</text:span> The backend server that processes user requests and interacts with machine learning models.</text:p>
        </text:list-item>
        <text:list-item>
          <text:p text:style-name="P12"><text:span text:style-name="Strong_20_Emphasis">Technologies:</text:span> Python, Flask</text:p>
        </text:list-item>
        <text:list-item>
          <text:p text:style-name="P12"><text:soft-page-break/><text:span text:style-name="Strong_20_Emphasis">Responsibilities:</text:span></text:p>
          <text:list>
            <text:list-item>
              <text:p text:style-name="P12">Serve the frontend HTML/CSS/JS files.</text:p>
            </text:list-item>
            <text:list-item>
              <text:p text:style-name="P12">Handle form submissions via HTTP POST requests.</text:p>
            </text:list-item>
            <text:list-item>
              <text:p text:style-name="P12">Load and utilize machine learning models for predictions.</text:p>
            </text:list-item>
            <text:list-item>
              <text:p text:style-name="P2">Return prediction results to the frontend.</text:p>
            </text:list-item>
          </text:list>
        </text:list-item>
      </text:list>
      <text:p text:style-name="Text_20_body"><text:span text:style-name="Strong_20_Emphasis">4.3. Machine Learning Models</text:span></text:p>
      <text:list xml:id="list279797274" text:style-name="L3">
        <text:list-item>
          <text:p text:style-name="P13"><text:span text:style-name="Strong_20_Emphasis">Description:</text:span> Pre-trained models used for generating placement predictions based on user input.</text:p>
        </text:list-item>
        <text:list-item>
          <text:p text:style-name="P13"><text:span text:style-name="Strong_20_Emphasis">Technologies:</text:span> Python, scikit-learn, joblib</text:p>
        </text:list-item>
        <text:list-item>
          <text:p text:style-name="P13"><text:span text:style-name="Strong_20_Emphasis">Responsibilities:</text:span></text:p>
          <text:list>
            <text:list-item>
              <text:p text:style-name="P13"><text:span text:style-name="Strong_20_Emphasis">Random Forest Model:</text:span> Predicts placement outcomes based on input features.</text:p>
            </text:list-item>
            <text:list-item>
              <text:p text:style-name="P13"><text:span text:style-name="Strong_20_Emphasis">SVM Model:</text:span> Provides an alternative prediction.</text:p>
            </text:list-item>
            <text:list-item>
              <text:p text:style-name="P3"><text:span text:style-name="Strong_20_Emphasis">Logistic Regression Model:</text:span> Offers another perspective on the placement prediction.</text:p>
            </text:list-item>
          </text:list>
        </text:list-item>
      </text:list>
      <text:p text:style-name="Text_20_body"><text:span text:style-name="Strong_20_Emphasis">4.4. Data Storage</text:span></text:p>
      <text:list xml:id="list1171015085" text:style-name="L4">
        <text:list-item>
          <text:p text:style-name="P14"><text:span text:style-name="Strong_20_Emphasis">Description:</text:span> Optional component for storing user data or prediction logs.</text:p>
        </text:list-item>
        <text:list-item>
          <text:p text:style-name="P14"><text:span text:style-name="Strong_20_Emphasis">Technologies:</text:span> SQLite, PostgreSQL, or other databases (optional)</text:p>
        </text:list-item>
        <text:list-item>
          <text:p text:style-name="P14"><text:span text:style-name="Strong_20_Emphasis">Responsibilities:</text:span></text:p>
          <text:list>
            <text:list-item>
              <text:p text:style-name="P14">Store historical prediction data.</text:p>
            </text:list-item>
            <text:list-item>
              <text:p text:style-name="P4">Manage user data (if applicable).</text:p>
            </text:list-item>
          </text:list>
        </text:list-item>
      </text:list>
      <text:h text:style-name="Heading_20_3" text:outline-level="3"><text:span text:style-name="Strong_20_Emphasis">5. Data Flow</text:span></text:h>
      <text:list xml:id="list693861372" text:style-name="L5">
        <text:list-item>
          <text:p text:style-name="P5"><text:span text:style-name="Strong_20_Emphasis">User Interaction:</text:span></text:p>
          <text:list>
            <text:list-item>
              <text:p text:style-name="P15">Users enter their data into the HTML form and submit it.</text:p>
            </text:list-item>
          </text:list>
        </text:list-item>
        <text:list-item>
          <text:p text:style-name="P5"><text:span text:style-name="Strong_20_Emphasis">Form Submission:</text:span></text:p>
          <text:list>
            <text:list-item>
              <text:p text:style-name="P15">JavaScript captures the form data and sends it as a JSON object to the Flask backend.</text:p>
            </text:list-item>
          </text:list>
        </text:list-item>
        <text:list-item>
          <text:p text:style-name="P5"><text:span text:style-name="Strong_20_Emphasis">Backend Processing:</text:span></text:p>
          <text:list>
            <text:list-item>
              <text:p text:style-name="P15">Flask receives the data, processes it, and formats it as needed.</text:p>
            </text:list-item>
            <text:list-item>
              <text:p text:style-name="P15">Flask loads the appropriate machine learning models.</text:p>
            </text:list-item>
            <text:list-item>
              <text:p text:style-name="P15">Models generate predictions based on the input data.</text:p>
            </text:list-item>
          </text:list>
        </text:list-item>
        <text:list-item>
          <text:p text:style-name="P5"><text:span text:style-name="Strong_20_Emphasis">Prediction Results:</text:span></text:p>
          <text:list>
            <text:list-item>
              <text:p text:style-name="P15">Flask compiles the results from all models.</text:p>
            </text:list-item>
            <text:list-item>
              <text:p text:style-name="P15">Results are sent back to the frontend as a JSON response.</text:p>
            </text:list-item>
          </text:list>
        </text:list-item>
        <text:list-item>
          <text:p text:style-name="P5"><text:span text:style-name="Strong_20_Emphasis">Display Results:</text:span></text:p>
          <text:list>
            <text:list-item>
              <text:p text:style-name="P5">JavaScript receives the response and updates the HTML page to show the predictions.</text:p>
            </text:list-item>
          </text:list>
        </text:list-item>
      </text:list>
      <text:h text:style-name="Heading_20_3" text:outline-level="3"><text:span text:style-name="Strong_20_Emphasis">6. Deployment Architecture</text:span></text:h>
      <text:p text:style-name="Text_20_body"><text:span text:style-name="Strong_20_Emphasis">6.1. Deployment Platform</text:span></text:p>
      <text:list xml:id="list2582047695" text:style-name="L6">
        <text:list-item>
          <text:p text:style-name="P16"><text:span text:style-name="Strong_20_Emphasis">Platform:</text:span> Render.com (or any preferred cloud provider)</text:p>
        </text:list-item>
        <text:list-item>
          <text:p text:style-name="P16"><text:span text:style-name="Strong_20_Emphasis">Components:</text:span></text:p>
          <text:list>
            <text:list-item>
              <text:p text:style-name="P16"><text:span text:style-name="Strong_20_Emphasis">Web Server:</text:span> Hosts the Flask application.</text:p>
            </text:list-item>
            <text:list-item>
              <text:p text:style-name="P6"><text:soft-page-break/><text:span text:style-name="Strong_20_Emphasis">Static Assets:</text:span> Served from a CDN or directly from the web server.</text:p>
            </text:list-item>
          </text:list>
        </text:list-item>
      </text:list>
      <text:p text:style-name="Text_20_body"><text:span text:style-name="Strong_20_Emphasis">6.2. Deployment Steps</text:span></text:p>
      <text:list xml:id="list2543573350" text:style-name="L7">
        <text:list-item>
          <text:p text:style-name="P7"><text:span text:style-name="Strong_20_Emphasis">Prepare Application:</text:span></text:p>
          <text:list>
            <text:list-item>
              <text:p text:style-name="P17">Ensure all dependencies are listed in <text:span text:style-name="Source_20_Text">requirements.txt</text:span>.</text:p>
            </text:list-item>
            <text:list-item>
              <text:p text:style-name="P17">Create a <text:span text:style-name="Source_20_Text">Procfile</text:span> to specify the web server startup command.</text:p>
            </text:list-item>
          </text:list>
        </text:list-item>
        <text:list-item>
          <text:p text:style-name="P7"><text:span text:style-name="Strong_20_Emphasis">Push to Repository:</text:span></text:p>
          <text:list>
            <text:list-item>
              <text:p text:style-name="P17">Push the code to a Git repository (e.g., GitHub).</text:p>
            </text:list-item>
          </text:list>
        </text:list-item>
        <text:list-item>
          <text:p text:style-name="P7"><text:span text:style-name="Strong_20_Emphasis">Configure Deployment:</text:span></text:p>
          <text:list>
            <text:list-item>
              <text:p text:style-name="P17">Connect the repository to Render.com.</text:p>
            </text:list-item>
            <text:list-item>
              <text:p text:style-name="P17">Set up build and run commands as per Render.com requirements.</text:p>
            </text:list-item>
          </text:list>
        </text:list-item>
        <text:list-item>
          <text:p text:style-name="P7"><text:span text:style-name="Strong_20_Emphasis">Monitor and Scale:</text:span></text:p>
          <text:list>
            <text:list-item>
              <text:p text:style-name="P7">Monitor application performance and adjust scaling settings as needed.</text:p>
            </text:list-item>
          </text:list>
        </text:list-item>
      </text:list>
      <text:h text:style-name="Heading_20_3" text:outline-level="3"><text:span text:style-name="Strong_20_Emphasis">7. Security Considerations</text:span></text:h>
      <text:list xml:id="list2543821159" text:style-name="L8">
        <text:list-item>
          <text:p text:style-name="P18"><text:span text:style-name="Strong_20_Emphasis">Input Validation:</text:span> Ensure all user inputs are validated and sanitized to prevent malicious data from compromising the system.</text:p>
        </text:list-item>
        <text:list-item>
          <text:p text:style-name="P18"><text:span text:style-name="Strong_20_Emphasis">HTTPS:</text:span> Use HTTPS to secure data in transit between users and the server.</text:p>
        </text:list-item>
        <text:list-item>
          <text:p text:style-name="P8"><text:span text:style-name="Strong_20_Emphasis">Model Security:</text:span> Ensure that machine learning models are not exposed to unauthorized access or tampering.</text:p>
        </text:list-item>
      </text:list>
      <text:h text:style-name="Heading_20_3" text:outline-level="3"><text:span text:style-name="Strong_20_Emphasis">8. Performance Considerations</text:span></text:h>
      <text:list xml:id="list113409179" text:style-name="L9">
        <text:list-item>
          <text:p text:style-name="P19"><text:span text:style-name="Strong_20_Emphasis">Caching:</text:span> Implement caching for static assets to improve load times.</text:p>
        </text:list-item>
        <text:list-item>
          <text:p text:style-name="P19"><text:span text:style-name="Strong_20_Emphasis">Load Balancing:</text:span> Consider load balancing if the application experiences high traffic.</text:p>
        </text:list-item>
        <text:list-item>
          <text:p text:style-name="P9"><text:span text:style-name="Strong_20_Emphasis">Optimizations:</text:span> Optimize the machine learning model loading and prediction processes to reduce latency.</text:p>
        </text:list-item>
      </text:list>
      <text:h text:style-name="Heading_20_3" text:outline-level="3"><text:span text:style-name="Strong_20_Emphasis">9. Future Enhancements</text:span></text:h>
      <text:list xml:id="list4153254623" text:style-name="L10">
        <text:list-item>
          <text:p text:style-name="P20"><text:span text:style-name="Strong_20_Emphasis">User Authentication:</text:span> Implement user authentication and authorization if storing user-specific data.</text:p>
        </text:list-item>
        <text:list-item>
          <text:p text:style-name="P20"><text:span text:style-name="Strong_20_Emphasis">Extended Analytics:</text:span> Integrate with analytics tools to track user interactions and application performance.</text:p>
        </text:list-item>
        <text:list-item>
          <text:p text:style-name="P10"><text:span text:style-name="Strong_20_Emphasis">Additional Models:</text:span> Incorporate additional machine learning models or features based on user feedback and requirement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31T01:18:24.582353137</meta:creation-date>
    <dc:date>2024-08-31T01:19:55.185620096</dc:date>
    <meta:editing-duration>PT1M31S</meta:editing-duration>
    <meta:editing-cycles>1</meta:editing-cycles>
    <meta:document-statistic meta:table-count="0" meta:image-count="0" meta:object-count="0" meta:page-count="3" meta:paragraph-count="94" meta:word-count="729" meta:character-count="5315" meta:non-whitespace-character-count="4243"/>
    <meta:generator>LibreOffice/6.4.7.2$Linux_X86_64 LibreOffice_project/40$Build-2</meta:generator>
  </office:meta>
</office:document-meta>
</file>